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1.001cm" table:align="margins" style:shadow="none"/>
    </style:style>
    <style:style style:name="Table1.A" style:family="table-column">
      <style:table-column-properties style:column-width="7.001cm" style:rel-column-width="21845*"/>
    </style:style>
    <style:style style:name="Table1.1" style:family="table-row">
      <style:table-row-properties style:min-row-height="2.487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514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2.54cm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Озвучить:</text:p>
            <text:p text:style-name="P1">Звук тормозящей маршрутки</text:p>
          </table:table-cell>
          <table:table-cell table:style-name="Table1.A1" office:value-type="string">
            <text:p text:style-name="P1">Озвучить:</text:p>
            <text:p text:style-name="P1">Звук открывающейся бутылки пива</text:p>
          </table:table-cell>
          <table:table-cell table:style-name="Table1.C1" office:value-type="string">
            <text:p text:style-name="P1">Озвучить:</text:p>
            <text:p text:style-name="P1">Звук утюга</text:p>
          </table:table-cell>
        </table:table-row>
        <table:table-row table:style-name="Table1.1">
          <table:table-cell table:style-name="Table1.A5" office:value-type="string">
            <text:p text:style-name="P1">Озвучить:</text:p>
            <text:p text:style-name="P1">Звук мела</text:p>
            <text:p text:style-name="P1">по доске</text:p>
          </table:table-cell>
          <table:table-cell table:style-name="Table1.B5" office:value-type="string">
            <text:p text:style-name="P1">Озвучить:</text:p>
            <text:p text:style-name="P1">Звук рвущейся</text:p>
            <text:p text:style-name="P1">бумаги</text:p>
          </table:table-cell>
          <table:table-cell table:style-name="Table1.C5" office:value-type="string">
            <text:p text:style-name="P1">Озвучить:</text:p>
            <text:p text:style-name="P1">Звук телефонных</text:p>
            <text:p text:style-name="P1">гудков</text:p>
          </table:table-cell>
        </table:table-row>
        <table:table-row table:style-name="Table1.3">
          <table:table-cell table:style-name="Table1.A5" office:value-type="string">
            <text:p text:style-name="P1">Озвучить:</text:p>
            <text:p text:style-name="P1">Звуки классической музыки</text:p>
          </table:table-cell>
          <table:table-cell table:style-name="Table1.B5" office:value-type="string">
            <text:p text:style-name="P1">Озвучить:</text:p>
            <text:p text:style-name="P1">Звук стиральной машины</text:p>
          </table:table-cell>
          <table:table-cell table:style-name="Table1.C5" office:value-type="string">
            <text:p text:style-name="P1">Озвучить:</text:p>
            <text:p text:style-name="P1">Звук грома</text:p>
          </table:table-cell>
        </table:table-row>
        <table:table-row table:style-name="Table1.1">
          <table:table-cell table:style-name="Table1.A4" office:value-type="string">
            <text:p text:style-name="P1">Озвучить:</text:p>
            <text:p text:style-name="P1">Звук скрипучей</text:p>
            <text:p text:style-name="P1">двери</text:p>
          </table:table-cell>
          <table:table-cell table:style-name="Table1.B5" office:value-type="string">
            <text:p text:style-name="P1">Озвучить:</text:p>
            <text:p text:style-name="P1">Звук скотча</text:p>
          </table:table-cell>
          <table:table-cell table:style-name="Table1.C5" office:value-type="string">
            <text:p text:style-name="P1">Озвучить:</text:p>
            <text:p text:style-name="P1">Звук разочарования</text:p>
          </table:table-cell>
        </table:table-row>
        <table:table-row table:style-name="Table1.5">
          <table:table-cell table:style-name="Table1.A5" office:value-type="string">
            <text:p text:style-name="P1">Озвучить:</text:p>
            <text:p text:style-name="P1">Звук удивления</text:p>
          </table:table-cell>
          <table:table-cell table:style-name="Table1.B5" office:value-type="string">
            <text:p text:style-name="P1">Озвучить:</text:p>
            <text:p text:style-name="P1">Звук детонатора</text:p>
            <text:p text:style-name="P1">бомбы</text:p>
          </table:table-cell>
          <table:table-cell table:style-name="Table1.C5" office:value-type="string">
            <text:p text:style-name="P1">Озвучить:</text:p>
            <text:p text:style-name="P1">Звук храпа</text:p>
          </table:table-cell>
        </table:table-row>
        <table:table-row table:style-name="Table1.3">
          <table:table-cell table:style-name="Table1.A6" office:value-type="string">
            <text:p text:style-name="P1">Озвучить:</text:p>
            <text:p text:style-name="P1">Звук зевания</text:p>
          </table:table-cell>
          <table:table-cell table:style-name="Table1.B6" office:value-type="string">
            <text:p text:style-name="P1">Озвучить:</text:p>
            <text:p text:style-name="P1">Звук отрыжки</text:p>
          </table:table-cell>
          <table:table-cell table:style-name="Table1.C6" office:value-type="string">
            <text:p text:style-name="P1">Озвучить:</text:p>
            <text:p text:style-name="P1">Звук ворчание</text:p>
            <text:p text:style-name="P1">злого гнома</text:p>
          </table:table-cell>
        </table:table-row>
        <table:table-row table:style-name="Table1.3">
          <table:table-cell table:style-name="Table1.A7" office:value-type="string">
            <text:p text:style-name="P1">Озвучить:</text:p>
            <text:p text:style-name="P1">Звук застегивания молнии</text:p>
          </table:table-cell>
          <table:table-cell table:style-name="Table1.B7" office:value-type="string">
            <text:p text:style-name="P1">Озвучить:</text:p>
            <text:p text:style-name="P1">Звук дыхания</text:p>
            <text:p text:style-name="P1">Дарта Вейдера </text:p>
          </table:table-cell>
          <table:table-cell table:style-name="Table1.C7" office:value-type="string">
            <text:p text:style-name="P1">Озвучить:</text:p>
            <text:p text:style-name="P1">Звук лазерного</text:p>
            <text:p text:style-name="P1">меча</text:p>
          </table:table-cell>
        </table:table-row>
        <table:table-row table:style-name="Table1.3">
          <table:table-cell table:style-name="Table1.A8" office:value-type="string">
            <text:p text:style-name="P1">Озвучить:</text:p>
            <text:p text:style-name="P1">Звук главной темы из Super Mario</text:p>
          </table:table-cell>
          <table:table-cell table:style-name="Table1.B8" office:value-type="string">
            <text:p text:style-name="P1">Озвучить:</text:p>
            <text:p text:style-name="P1">Звук воющего</text:p>
            <text:p text:style-name="P1">волка</text:p>
          </table:table-cell>
          <table:table-cell table:style-name="Table1.C8" office:value-type="string">
            <text:p text:style-name="P1">Озвучить:</text:p>
            <text:p text:style-name="P1">Звук аквариумной</text:p>
            <text:p text:style-name="P1">рыбки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lia </meta:initial-creator>
    <meta:creation-date>2016-08-11T10:36:48</meta:creation-date>
    <meta:printed-by>Illia </meta:printed-by>
    <meta:print-date>2016-08-11T10:56:37</meta:print-date>
    <dc:date>2016-08-11T11:11:06</dc:date>
    <dc:creator>Illia </dc:creator>
    <meta:editing-duration>PT7M27S</meta:editing-duration>
    <meta:editing-cycles>2</meta:editing-cycles>
    <meta:generator>LibreOffice/3.5$Linux_x86 LibreOffice_project/350m1$Build-2</meta:generator>
    <meta:document-statistic meta:table-count="1" meta:image-count="0" meta:object-count="0" meta:page-count="1" meta:paragraph-count="58" meta:word-count="95" meta:character-count="674" meta:non-whitespace-character-count="636"/>
  </office:meta>
</office:document-meta>
</file>